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2100000017801982F8C4FA0C72.png" manifest:media-type="image/png"/>
  <manifest:file-entry manifest:full-path="Pictures/10000201000001DF0000006127DFF4B956246A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erdana" svg:font-family="Verdana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Mono L" svg:font-family="'Nimbus Mono L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2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3" style:family="presentation" style:parent-style-name="OBJEC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space-before="0.424cm" text:min-label-width="0.846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md2odp-TextEmphasisStyle" style:family="text" style:display-name="md2odp-TextEmphasisStyle">
      <style:text-properties fo:font-style="italic"/>
    </style:style>
    <style:style style:name="md2odp-TextDoubleEmphasisStyle" style:family="text" style:display-name="md2odp-TextDoubleEmphasisStyle">
      <style:text-properties fo:font-weight="bold"/>
    </style:style>
    <style:style style:name="md2odp-TextQuoteStyle" style:family="text" style:display-name="md2odp-TextQuoteStyle">
      <style:text-properties fo:color="#ccf4c6" fo:font-size="200%"/>
    </style:style>
    <style:style style:name="md2odp-TextCodeStyle" style:family="text" style:display-name="md2odp-TextCodeStyle">
      <style:text-properties style:font-name="Nimbus Mono L"/>
    </style:style>
    <style:style style:name="md2odp-ParagraphQuoteStyle" style:family="paragraph" style:display-name="md2odp-ParagraphQuoteStyle">
      <style:text-properties fo:color="#18a303"/>
      <style:paragraph-properties fo:margin-top="0.6cm" fo:margin-left="0.5cm" fo:margin-right="0.5cm" fo:text-indent="-0.6cm" fo:margin-bottom="0.5cm"/>
    </style:style>
    <style:style style:name="md2odp-ParagraphCodeStyle" style:family="paragraph" style:display-name="md2odp-ParagraphCodeStyle">
      <style:text-properties style:font-name="Nimbus Mono L"/>
      <style:paragraph-properties fo:margin-top="0.6cm" fo:margin-left="0.5cm" fo:margin-right="0.5cm" fo:text-indent="0cm" fo:margin-bottom="0.6cm"/>
    </style:style>
    <style:style style:name="md2odp-ImageStyle" style:family="graphic" style:display-name="md2odp-ImageStyle">
      <style:graphic-properties draw:textarea-horizontal-align="right" fo:fille="none" draw:textarea-vertical-align="bottom" draw:stroke="none"/>
    </style:style>
    <style:style style:name="md2odp-OutlineText" style:family="presentation" style:display-name="md2odp-OutlineText" style:parent-style-name="Default-outline1">
      <style:graphic-properties draw:fit-to-size="shrink-to-fit"/>
    </style:style>
    <style:style style:name="md2odp-TitleText" style:family="presentation" style:display-name="md2odp-TitleText" style:parent-style-name="Default-title">
      <style:graphic-properties draw:auto-grow-height="true"/>
    </style:style>
    <style:style style:name="md2odp-BreakTitleText" style:family="presentation" style:display-name="md2odp-BreakTitleText" style:parent-style-name="Default-title">
      <style:graphic-properties draw:auto-grow-height="true"/>
    </style:style>
    <style:style style:name="md2odp-TItalic" style:family="text" style:display-name="md2odp-TItalic">
      <style:text-properties fo:font-style="italic"/>
    </style:style>
    <style:style style:name="md2odp-TColor0044DD" style:family="text" style:display-name="md2odp-TColor0044DD">
      <style:text-properties fo:color="#0044DD"/>
    </style:style>
    <style:style style:name="md2odp-TColor4400EE" style:family="text" style:display-name="md2odp-TColor4400EE">
      <style:text-properties fo:color="#4400EE"/>
    </style:style>
    <style:style style:name="md2odp-TColor997700" style:family="text" style:display-name="md2odp-TColor997700">
      <style:text-properties fo:color="#997700"/>
    </style:style>
    <style:style style:name="md2odp-TColor003388" style:family="text" style:display-name="md2odp-TColor003388">
      <style:text-properties fo:color="#003388"/>
    </style:style>
    <style:style style:name="md2odp-TColor0000DD" style:family="text" style:display-name="md2odp-TColor0000DD">
      <style:text-properties fo:color="#0000DD"/>
    </style:style>
    <style:style style:name="md2odp-TColor3333BB" style:family="text" style:display-name="md2odp-TColor3333BB">
      <style:text-properties fo:color="#3333BB"/>
    </style:style>
    <style:style style:name="md2odp-TColor666666" style:family="text" style:display-name="md2odp-TColor666666">
      <style:text-properties fo:color="#666666"/>
    </style:style>
    <style:style style:name="md2odp-TColor003366" style:family="text" style:display-name="md2odp-TColor003366">
      <style:text-properties fo:color="#003366"/>
    </style:style>
    <style:style style:name="md2odp-TColordd7700" style:family="text" style:display-name="md2odp-TColordd7700">
      <style:text-properties fo:color="#dd7700"/>
    </style:style>
    <style:style style:name="md2odp-TColorDD4422" style:family="text" style:display-name="md2odp-TColorDD4422">
      <style:text-properties fo:color="#DD4422"/>
    </style:style>
    <style:style style:name="md2odp-TColor996633" style:family="text" style:display-name="md2odp-TColor996633">
      <style:text-properties fo:color="#996633"/>
    </style:style>
    <style:style style:name="md2odp-TColor336699" style:family="text" style:display-name="md2odp-TColor336699">
      <style:text-properties fo:color="#336699"/>
    </style:style>
    <style:style style:name="md2odp-TColorAA6600" style:family="text" style:display-name="md2odp-TColorAA6600">
      <style:text-properties fo:color="#AA6600"/>
    </style:style>
    <style:style style:name="md2odp-TColor000000" style:family="text" style:display-name="md2odp-TColor000000">
      <style:text-properties fo:color="#000000"/>
    </style:style>
    <style:style style:name="md2odp-TColor880000" style:family="text" style:display-name="md2odp-TColor880000">
      <style:text-properties fo:color="#880000"/>
    </style:style>
    <style:style style:name="md2odp-TColor00A000" style:family="text" style:display-name="md2odp-TColor00A000">
      <style:text-properties fo:color="#00A000"/>
    </style:style>
    <style:style style:name="md2odp-TColorA00000" style:family="text" style:display-name="md2odp-TColorA00000">
      <style:text-properties fo:color="#A00000"/>
    </style:style>
    <style:style style:name="md2odp-TColor800080" style:family="text" style:display-name="md2odp-TColor800080">
      <style:text-properties fo:color="#800080"/>
    </style:style>
    <style:style style:name="md2odp-TColor333399" style:family="text" style:display-name="md2odp-TColor333399">
      <style:text-properties fo:color="#333399"/>
    </style:style>
    <style:style style:name="md2odp-TColorcc0000" style:family="text" style:display-name="md2odp-TColorcc0000">
      <style:text-properties fo:color="#cc0000"/>
    </style:style>
    <style:style style:name="md2odp-TColorbbbbbb" style:family="text" style:display-name="md2odp-TColorbbbbbb">
      <style:text-properties fo:color="#bbbbbb"/>
    </style:style>
    <style:style style:name="md2odp-TColor557799" style:family="text" style:display-name="md2odp-TColor557799">
      <style:text-properties fo:color="#557799"/>
    </style:style>
    <style:style style:name="md2odp-TColor555555" style:family="text" style:display-name="md2odp-TColor555555">
      <style:text-properties fo:color="#555555"/>
    </style:style>
    <style:style style:name="md2odp-TColorBB0066" style:family="text" style:display-name="md2odp-TColorBB0066">
      <style:text-properties fo:color="#BB0066"/>
    </style:style>
    <style:style style:name="md2odp-TColorc65d09" style:family="text" style:display-name="md2odp-TColorc65d09">
      <style:text-properties fo:color="#c65d09"/>
    </style:style>
    <style:style style:name="md2odp-TColor0066BB" style:family="text" style:display-name="md2odp-TColor0066BB">
      <style:text-properties fo:color="#0066BB"/>
    </style:style>
    <style:style style:name="md2odp-TColor0000CC" style:family="text" style:display-name="md2odp-TColor0000CC">
      <style:text-properties fo:color="#0000CC"/>
    </style:style>
    <style:style style:name="md2odp-TColor6600EE" style:family="text" style:display-name="md2odp-TColor6600EE">
      <style:text-properties fo:color="#6600EE"/>
    </style:style>
    <style:style style:name="md2odp-TColor005588" style:family="text" style:display-name="md2odp-TColor005588">
      <style:text-properties fo:color="#005588"/>
    </style:style>
    <style:style style:name="md2odp-TColor888888" style:family="text" style:display-name="md2odp-TColor888888">
      <style:text-properties fo:color="#888888"/>
    </style:style>
    <style:style style:name="md2odp-TColor0e84b5" style:family="text" style:display-name="md2odp-TColor0e84b5">
      <style:text-properties fo:color="#0e84b5"/>
    </style:style>
    <style:style style:name="md2odp-TColor007020" style:family="text" style:display-name="md2odp-TColor007020">
      <style:text-properties fo:color="#007020"/>
    </style:style>
    <style:style style:name="md2odp-TColor007700" style:family="text" style:display-name="md2odp-TColor007700">
      <style:text-properties fo:color="#007700"/>
    </style:style>
    <style:style style:name="md2odp-TColor000080" style:family="text" style:display-name="md2odp-TColor000080">
      <style:text-properties fo:color="#000080"/>
    </style:style>
    <style:style style:name="md2odp-TColorDD2200" style:family="text" style:display-name="md2odp-TColorDD2200">
      <style:text-properties fo:color="#DD2200"/>
    </style:style>
    <style:style style:name="md2odp-TColor333333" style:family="text" style:display-name="md2odp-TColor333333">
      <style:text-properties fo:color="#333333"/>
    </style:style>
    <style:style style:name="md2odp-TColorFF0000" style:family="text" style:display-name="md2odp-TColorFF0000">
      <style:text-properties fo:color="#FF0000"/>
    </style:style>
    <style:style style:name="md2odp-TColor008800" style:family="text" style:display-name="md2odp-TColor008800">
      <style:text-properties fo:color="#008800"/>
    </style:style>
    <style:style style:name="md2odp-TBold" style:family="text" style:display-name="md2odp-TBold">
      <style:text-properties fo:font-weight="bold"/>
    </style:style>
  </office:automatic-styles>
  <office:body>
    <office:presentation>
      <draw:page draw:name="Reporting automatique" draw:style-name="dp1" draw:master-page-name="OBJECT" presentation:presentation-page-layout-name="AL1T11">
        <draw:frame draw:name="Shape 107" presentation:style-name="pr1" draw:text-style-name="P2" draw:layer="layout" svg:width="22.857cm" svg:height="8.027cm" svg:x="1.27cm" svg:y="4.627cm" presentation:class="outline" presentation:user-transformed="true">
          <draw:text-box>
            <text:list text:style-name="L1">
              <text:list-item>
                <text:p text:style-name="P1"><text:span text:style-name="T1">First try !</text:span></text:p>
              </text:list-item>
            </text:list>
          </draw:text-box>
        </draw:frame>
        <draw:frame draw:name="Shape 108" presentation:style-name="pr2" draw:text-style-name="P2" draw:layer="layout" svg:width="24.491cm" svg:height="2.789cm" svg:x="0.544cm" svg:y="0.885cm" presentation:class="title" presentation:user-transformed="true">
          <draw:text-box>
            <text:p text:style-name="P3"><text:span text:style-name="T2">Reporting automatique</text:span></text:p>
          </draw:text-box>
        </draw:frame>
        <presentation:notes draw:style-name="dp2">
          <draw:page-thumbnail draw:name="Shape 104" draw:style-name="gr1" draw:layer="layout" svg:width="16.932cm" svg:height="9.524cm" svg:x="1.06cm" svg:y="1.905cm" draw:page-number="1" presentation:class="page"/>
          <draw:frame draw:name="Shape 105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id="page1" draw:name="50efd8056d674f7a98474e2985bea0a2" draw:master-page-name="Default" presentation:presentation-page-layout-name="AL3T1">
        <draw:frame svg:width="20cm" svg:height="3cm" draw:z-index="0" svg:x="2cm" svg:y="0.5cm" presentation:class="title" presentation:style-name="md2odp-TitleText">
          <draw:text-box>
            <text:p><text:span text:style-name="md2odp-TextDoubleEmphasisStyle"><text:span>Le client :</text:span></text:span><text:span>SNCF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list text:style-name="OutlineListStyle">
              <text:list-item>
                <text:p><text:span><text:span text:style-name="md2odp-TextDoubleEmphasisStyle"><text:span>Nom du client :</text:span></text:span><text:span> SNCF</text:span></text:span></text:p>
              </text:list-item>
              <text:list-item>
                <text:p><text:span><text:span text:style-name="md2odp-TextDoubleEmphasisStyle"><text:span>Client depuis :</text:span></text:span><text:span> 1970-01-01</text:span></text:span></text:p>
              </text:list-item>
            </text:list>
          </draw:text-box>
        </draw:frame>
      </draw:page>
      <draw:page draw:id="page1" draw:name="98ad258196fc499baf89b70ce9c6eb2c" draw:master-page-name="Default" presentation:presentation-page-layout-name="AL3T1">
        <draw:frame svg:width="20cm" svg:height="3cm" draw:z-index="0" svg:x="2cm" svg:y="0.5cm" presentation:class="title" presentation:style-name="md2odp-TitleText">
          <draw:text-box>
            <text:p><text:span text:style-name="md2odp-TextDoubleEmphasisStyle"><text:span>Contrat :</text:span></text:span><text:span>Maintenance et support Linux Standard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list text:style-name="OutlineListStyle">
              <text:list-item>
                <text:p><text:span><text:span text:style-name="md2odp-TextDoubleEmphasisStyle"><text:span>Nom du Contrat :</text:span></text:span><text:span> Maintenance et support Linux Standard</text:span></text:span></text:p>
              </text:list-item>
              <text:list-item>
                <text:p><text:span><text:span text:style-name="md2odp-TextDoubleEmphasisStyle"><text:span>Description du contrat :</text:span></text:span><text:span> Contrat Tosca</text:span></text:span></text:p>
              </text:list-item>
              <text:list-item>
                <text:p><text:span><text:span text:style-name="md2odp-TextDoubleEmphasisStyle"><text:span>Debut du contrat :</text:span></text:span><text:span> 2015-01-01</text:span></text:span></text:p>
              </text:list-item>
              <text:list-item>
                <text:p><text:span><text:span text:style-name="md2odp-TextDoubleEmphasisStyle"><text:span>Fin de contrat :</text:span></text:span><text:span> 2018-12-31</text:span></text:span></text:p>
              </text:list-item>
              <text:list-item>
                <text:p><text:span><text:span text:style-name="md2odp-TextDoubleEmphasisStyle"><text:span>Logiciel :</text:span></text:span><text:span> Champ mal rempli</text:span></text:span></text:p>
              </text:list-item>
              <text:list-item>
                <text:p><text:span><text:span text:style-name="md2odp-TextDoubleEmphasisStyle"><text:span>Version :</text:span></text:span><text:span> Champ mal rempli</text:span></text:span></text:p>
              </text:list-item>
            </text:list>
          </draw:text-box>
        </draw:frame>
      </draw:page>
      <draw:page draw:id="page1" draw:name="504b93f0c9e84a7ba8b4fab96ea61df5" draw:master-page-name="Default" presentation:presentation-page-layout-name="AL3T1">
        <draw:frame svg:width="20cm" svg:height="3cm" draw:z-index="0" svg:x="2cm" svg:y="0.5cm" presentation:class="title" presentation:style-name="md2odp-TitleText">
          <draw:text-box>
            <text:p><text:span text:style-name="md2odp-TextDoubleEmphasisStyle"><text:span>Contrat :</text:span></text:span><text:span>Ossa Ingres (8424)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list text:style-name="OutlineListStyle">
              <text:list-item>
                <text:p><text:span><text:span text:style-name="md2odp-TextDoubleEmphasisStyle"><text:span>Nom du Contrat :</text:span></text:span><text:span> Ossa Ingres (8424)</text:span></text:span></text:p>
              </text:list-item>
              <text:list-item>
                <text:p><text:span><text:span text:style-name="md2odp-TextDoubleEmphasisStyle"><text:span>Description du contrat :</text:span></text:span><text:span> Contrat Tosca</text:span></text:span></text:p>
              </text:list-item>
              <text:list-item>
                <text:p><text:span><text:span text:style-name="md2odp-TextDoubleEmphasisStyle"><text:span>Debut du contrat :</text:span></text:span><text:span> 2011-12-22</text:span></text:span></text:p>
              </text:list-item>
              <text:list-item>
                <text:p><text:span><text:span text:style-name="md2odp-TextDoubleEmphasisStyle"><text:span>Fin de contrat :</text:span></text:span><text:span> 2018-12-23</text:span></text:span></text:p>
              </text:list-item>
              <text:list-item>
                <text:p><text:span><text:span text:style-name="md2odp-TextDoubleEmphasisStyle"><text:span>Logiciel :</text:span></text:span><text:span> Champ mal rempli</text:span></text:span></text:p>
              </text:list-item>
              <text:list-item>
                <text:p><text:span><text:span text:style-name="md2odp-TextDoubleEmphasisStyle"><text:span>Version :</text:span></text:span><text:span> Champ mal rempli</text:span></text:span></text:p>
              </text:list-item>
            </text:list>
          </draw:text-box>
        </draw:frame>
      </draw:page>
      <draw:page draw:id="page1" draw:name="79319b74bdd241a185d9dc58ba1ec740" draw:master-page-name="Default" presentation:presentation-page-layout-name="AL3T1">
        <draw:frame svg:width="20cm" svg:height="3cm" draw:z-index="0" svg:x="2cm" svg:y="0.5cm" presentation:class="title" presentation:style-name="md2odp-TitleText">
          <draw:text-box>
            <text:p><text:span text:style-name="md2odp-TextDoubleEmphasisStyle"><text:span>Contrat :</text:span></text:span><text:span>Maintenance et support Linux Sensible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list text:style-name="OutlineListStyle">
              <text:list-item>
                <text:p><text:span><text:span text:style-name="md2odp-TextDoubleEmphasisStyle"><text:span>Nom du Contrat :</text:span></text:span><text:span> Maintenance et support Linux Sensible</text:span></text:span></text:p>
              </text:list-item>
              <text:list-item>
                <text:p><text:span><text:span text:style-name="md2odp-TextDoubleEmphasisStyle"><text:span>Description du contrat :</text:span></text:span><text:span> Contrat Tosca</text:span></text:span></text:p>
              </text:list-item>
              <text:list-item>
                <text:p><text:span><text:span text:style-name="md2odp-TextDoubleEmphasisStyle"><text:span>Debut du contrat :</text:span></text:span><text:span> 2015-01-01</text:span></text:span></text:p>
              </text:list-item>
              <text:list-item>
                <text:p><text:span><text:span text:style-name="md2odp-TextDoubleEmphasisStyle"><text:span>Fin de contrat :</text:span></text:span><text:span> 2018-12-31</text:span></text:span></text:p>
              </text:list-item>
              <text:list-item>
                <text:p><text:span><text:span text:style-name="md2odp-TextDoubleEmphasisStyle"><text:span>Logiciel :</text:span></text:span><text:span> Champ mal rempli</text:span></text:span></text:p>
              </text:list-item>
              <text:list-item>
                <text:p><text:span><text:span text:style-name="md2odp-TextDoubleEmphasisStyle"><text:span>Version :</text:span></text:span><text:span> Champ mal rempli</text:span></text:span></text:p>
              </text:list-item>
            </text:list>
          </draw:text-box>
        </draw:frame>
      </draw:page>
      <draw:page draw:id="page1" draw:name="2b6e21dc02af4222b575d6a864cf987c" draw:master-page-name="Default" presentation:presentation-page-layout-name="AL3T1">
        <draw:frame svg:width="20cm" svg:height="3cm" draw:z-index="0" svg:x="2cm" svg:y="0.5cm" presentation:class="title" presentation:style-name="md2odp-TitleText">
          <draw:text-box>
            <text:p><text:span text:style-name="md2odp-TextDoubleEmphasisStyle"><text:span>Contrat :</text:span></text:span><text:span>Maintenance et support Linux Critique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list text:style-name="OutlineListStyle">
              <text:list-item>
                <text:p><text:span><text:span text:style-name="md2odp-TextDoubleEmphasisStyle"><text:span>Nom du Contrat :</text:span></text:span><text:span> Maintenance et support Linux Critique</text:span></text:span></text:p>
              </text:list-item>
              <text:list-item>
                <text:p><text:span><text:span text:style-name="md2odp-TextDoubleEmphasisStyle"><text:span>Description du contrat :</text:span></text:span><text:span> Contrat Tosca</text:span></text:span></text:p>
              </text:list-item>
              <text:list-item>
                <text:p><text:span><text:span text:style-name="md2odp-TextDoubleEmphasisStyle"><text:span>Debut du contrat :</text:span></text:span><text:span> 2015-01-01</text:span></text:span></text:p>
              </text:list-item>
              <text:list-item>
                <text:p><text:span><text:span text:style-name="md2odp-TextDoubleEmphasisStyle"><text:span>Fin de contrat :</text:span></text:span><text:span> 2018-12-31</text:span></text:span></text:p>
              </text:list-item>
              <text:list-item>
                <text:p><text:span><text:span text:style-name="md2odp-TextDoubleEmphasisStyle"><text:span>Logiciel :</text:span></text:span><text:span> Champ mal rempli</text:span></text:span></text:p>
              </text:list-item>
              <text:list-item>
                <text:p><text:span><text:span text:style-name="md2odp-TextDoubleEmphasisStyle"><text:span>Version :</text:span></text:span><text:span> Champ mal rempli</text:span></text:span></text:p>
              </text:list-item>
            </text:list>
          </draw:text-box>
        </draw:frame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Verdana" svg:font-family="Verdana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c61e42" draw:textarea-vertical-align="middle" draw:auto-grow-height="false" draw:fit-to-size="false" style:shrink-to-fit="false" fo:min-height="0cm" fo:min-width="0cm" fo:padding-top="0.211cm" fo:padding-bottom="0.211cm" fo:padding-left="0.211cm" fo:padding-right="0.211cm" fo:wrap-option="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Mpr2" style:family="presentation" style:parent-style-name="OBJ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c61e42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Verdana" fo:font-size="10pt" fo:letter-spacing="normal" fo:font-style="normal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OBJECT" style:page-layout-name="PM1" draw:style-name="Mdp1">
      <draw:custom-shape draw:name="Shape 51" draw:style-name="Mgr3" draw:text-style-name="MP5" draw:layer="backgroundobjects" svg:width="25.423cm" svg:height="3.265cm" svg:x="-0.025cm" svg:y="0.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4" draw:style-name="Mgr4" draw:text-style-name="MP7" draw:layer="backgroundobjects" svg:width="7.437cm" svg:height="0.561cm" svg:x="17.235cm" svg:y="13.404cm">
        <text:p text:style-name="MP6"><text:span text:style-name="MT2"><text:page-number>&lt;numéro&gt;</text:page-number></text:span><text:span text:style-name="MT2"><text:s/>/ 1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55" draw:style-name="Mgr5" draw:text-style-name="MP8" draw:layer="backgroundobjects" svg:width="2.827cm" svg:height="0.573cm" svg:x="0.907cm" svg:y="13.438cm">
        <draw:image xlink:href="Pictures/10000201000001DF0000006127DFF4B956246AA1.png" xlink:type="simple" xlink:show="embed" xlink:actuate="onLoad">
          <text:p/>
        </draw:image>
      </draw:frame>
      <draw:frame draw:name="Shape 56" draw:style-name="Mgr5" draw:text-style-name="MP8" draw:layer="backgroundobjects" svg:width="3.809cm" svg:height="0.139cm" svg:x="0.907cm" svg:y="14.012cm">
        <draw:image xlink:href="Pictures/100000000000042100000017801982F8C4FA0C72.png" xlink:type="simple" xlink:show="embed" xlink:actuate="onLoad">
          <text:p/>
        </draw:image>
      </draw:frame>
      <draw:frame draw:name="Shape 58" presentation:style-name="Mpr1" draw:text-style-name="MP9" draw:layer="backgroundobjects" svg:width="24.491cm" svg:height="2.789cm" svg:x="0.544cm" svg:y="0.885cm" presentation:class="title" presentation:user-transformed="true">
        <draw:text-box>
          <text:p/>
        </draw:text-box>
      </draw:frame>
      <draw:frame draw:name="Shape 59" presentation:style-name="OBJECT-outline1" draw:layer="backgroundobjects" svg:width="22.857cm" svg:height="8.027cm" svg:x="1.27cm" svg:y="4.627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4.848cm" svg:height="11.136cm" svg:x="3.075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pOD Python 1.1.6</meta:generator>
    <dc:date>2018-06-11T17:36:48.283749338</dc:date>
    <meta:editing-duration>PT1M32S</meta:editing-duration>
    <meta:editing-cycles>3</meta:editing-cycles>
    <meta:document-statistic meta:object-count="26"/>
  </office:meta>
</office:document-meta>
</file>